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 style:master-page-name="MP0">
      <style:paragraph-properties style:page-number="auto" fo:break-before="page"/>
      <style:text-properties fo:font-size="9pt" style:font-size-asian="9pt" style:font-size-complex="9pt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atient ID: </text:span><text:span text:style-name="T3">[Patient.PatientNr]</text:span> </text:p>
      <text:p text:style-name="P1">[Patient.Vorname] [Patient.Name] ([Patient.Geschlecht]) [Patient.Geburtsdatum]</text:p>
      <text:p text:style-name="P1">[Patient.Strasse], [Patient.Plz] [Patient.Ort]</text:p>
      <text:p text:style-name="Standard"><text:span text:style-name="Absatz-Standardschriftart"><text:span text:style-name="T1">Tel P: [Patient.Telefon1] G: [Patient.Telefon2] Mobil: [Patient.Natel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CH" fo:font-style="normal" style:text-underline-style="none" fo:font-weight="normal" style:letter-kerning="true" style:font-size-asian="12pt" style:language-asian="de" style:country-asian="CH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CH" fo:font-style="normal" style:text-underline-style="none" fo:font-weight="normal" style:letter-kerning="true" fo:background-color="transparent" style:font-name-asian="Lucida Sans Unicode" style:font-size-asian="12pt" style:language-asian="de" style:country-asian="CH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901cm" fo:page-height="2.799cm" style:num-format="1" style:print-orientation="landscape" fo:margin-top="0.4cm" fo:margin-bottom="0.199cm" fo:margin-left="0.6cm" fo:margin-right="0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Michael Imhof</meta:initial-creator>
    <meta:creation-date>2016-08-31T14:54:00Z</meta:creation-date>
    <dc:date>2020-10-13T15:03:25.32</dc:date>
    <meta:print-date>2010-04-23T14:32:00Z</meta:print-date>
    <meta:editing-cycles>11</meta:editing-cycles>
    <meta:editing-duration>PT9M44S</meta:editing-duration>
    <dc:creator>Leon Mosimann</dc:creator>
    <meta:document-statistic meta:table-count="0" meta:image-count="0" meta:object-count="0" meta:page-count="1" meta:paragraph-count="4" meta:word-count="17" meta:character-count="226"/>
    <meta:template xlink:type="simple" xlink:actuate="onRequest" xlink:title="" xlink:href="Normal.dotm"/>
  </office:meta>
</office:document-meta>
</file>